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5" style:family="paragraph" style:parent-style-name="Text_20_body" style:list-style-name="L1">
      <style:text-properties style:font-name="Liberation Seri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PA (Java Persistence API) and Hibernate:</text:p>
      <text:list xml:id="list1172295167" text:style-name="L1">
        <text:list-item>
          <text:p text:style-name="P4">JPA is a Java specification for object-relational mapping, while Hibernate is an implementation of the JPA specification.</text:p>
        </text:list-item>
        <text:list-item>
          <text:p text:style-name="P4">Key Concepts:</text:p>
          <text:list>
            <text:list-item>
              <text:p text:style-name="P4">Object-Relational Mapping (ORM): Maps Java objects to relational database tables.</text:p>
            </text:list-item>
            <text:list-item>
              <text:p text:style-name="P4">Entities: Represent persistent objects mapped to database tables using annotations or XML mappings.</text:p>
            </text:list-item>
            <text:list-item>
              <text:p text:style-name="P4">EntityManager: Interface for interacting with the persistence context, handling CRUD operations, and managing entities.</text:p>
            </text:list-item>
            <text:list-item>
              <text:p text:style-name="P4">Relationships: Define associations between entities, such as @OneToOne, @OneToMany, @ManyToOne, @ManyToMany.</text:p>
            </text:list-item>
            <text:list-item>
              <text:p text:style-name="P4">Querying: Utilize JPQL (Java Persistence Query Language) or native SQL queries to retrieve data from the database.</text:p>
            </text:list-item>
            <text:list-item>
              <text:p text:style-name="P4">Transactions: Manage database transactions using @Transactional annotations or programmatic APIs.</text:p>
            </text:list-item>
          </text:list>
        </text:list-item>
        <text:list-item>
          <text:p text:style-name="P4">Hibernate:</text:p>
          <text:list>
            <text:list-item>
              <text:p text:style-name="P4">Hibernate is a popular open-source ORM framework and a JPA implementation.</text:p>
            </text:list-item>
            <text:list-item>
              <text:p text:style-name="P4">Features:</text:p>
              <text:list>
                <text:list-item>
                  <text:p text:style-name="P4">Automatic Database Schema Generation: Hibernate can generate the database schema based on entity mappings.</text:p>
                </text:list-item>
                <text:list-item>
                  <text:p text:style-name="P4">Caching: Supports first-level and second-level caching to improve performance.</text:p>
                </text:list-item>
                <text:list-item>
                  <text:p text:style-name="P4">Lazy Loading: Delays the loading of related entities until they are explicitly accessed.</text:p>
                </text:list-item>
                <text:list-item>
                  <text:p text:style-name="P4">Querying: Hibernate provides various APIs for executing queries, including HQL (Hibernate Query Language) and native SQL.</text:p>
                </text:list-item>
              </text:list>
            </text:list-item>
          </text:list>
        </text:list-item>
        <text:list-item>
          <text:p text:style-name="P4">Configuration:</text:p>
          <text:list>
            <text:list-item>
              <text:p text:style-name="P4">Set up the database connection and other Hibernate-specific properties in the persistence.xml file or using Java configuration.</text:p>
            </text:list-item>
          </text:list>
        </text:list-item>
        <text:list-item>
          <text:p text:style-name="P4">Entity Mapping:</text:p>
          <text:list>
            <text:list-item>
              <text:p text:style-name="P4">Annotate entity classes with JPA annotations like @Entity, @Table, @Column, etc., to define mappings and relationships.</text:p>
            </text:list-item>
            <text:list-item>
              <text:p text:style-name="P4">Use annotations like @Id, @GeneratedValue, @OneToOne, @OneToMany, etc., to specify primary keys and relationships.</text:p>
            </text:list-item>
          </text:list>
        </text:list-item>
        <text:list-item>
          <text:p text:style-name="P4">EntityManager:</text:p>
          <text:list>
            <text:list-item>
              <text:p text:style-name="P4">Obtain an EntityManager instance using dependency injection or EntityManagerFactory.</text:p>
            </text:list-item>
            <text:list-item>
              <text:p text:style-name="P4">Use EntityManager methods to persist, retrieve, update, and delete entities.</text:p>
            </text:list-item>
          </text:list>
        </text:list-item>
        <text:list-item>
          <text:p text:style-name="P4">Transaction Management:</text:p>
          <text:list>
            <text:list-item>
              <text:p text:style-name="P4">Annotate transactional methods with @Transactional or use programmatic transaction APIs like EntityTransaction.</text:p>
            </text:list-item>
          </text:list>
        </text:list-item>
        <text:list-item>
          <text:p text:style-name="P4">Querying:</text:p>
          <text:list>
            <text:list-item>
              <text:p text:style-name="P4">Use JPQL or native SQL queries to retrieve data from the database.</text:p>
            </text:list-item>
            <text:list-item>
              <text:p text:style-name="P4">JPQL provides an object-oriented way of querying entities.</text:p>
            </text:list-item>
            <text:list-item>
              <text:p text:style-name="P4">Native SQL queries allow writing database-specific queries.</text:p>
            </text:list-item>
          </text:list>
        </text:list-item>
        <text:list-item>
          <text:p text:style-name="P4">Caching:</text:p>
          <text:list>
            <text:list-item>
              <text:p text:style-name="P4">Hibernate supports caching mechanisms to improve performance.</text:p>
            </text:list-item>
            <text:list-item>
              <text:p text:style-name="P4">First-level caching caches entities within the same persistence context.</text:p>
            </text:list-item>
            <text:list-item>
              <text:p text:style-name="P4">Second-level caching caches entities across multiple persistence contexts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2">Official JPA documentation: </text:span><text:a xlink:type="simple" xlink:href="https://jakarta.ee/specifications/persistence/" office:target-frame-name="_new" xlink:show="replace" text:style-name="Internet_20_link" text:visited-style-name="Visited_20_Internet_20_Link"><text:span text:style-name="T2">https://jakarta.ee/specifications/persistence/</text:span></text:a></text:p>
            </text:list-item>
            <text:list-item>
              <text:p text:style-name="P2"><text:span text:style-name="T2">Hibernate documentation: </text:span><text:a xlink:type="simple" xlink:href="https://hibernate.org/orm/documentation/" office:target-frame-name="_new" xlink:show="replace" text:style-name="Internet_20_link" text:visited-style-name="Visited_20_Internet_20_Link"><text:span text:style-name="T2">https://hibernate.org/orm/documentation/</text:span></text:a></text:p>
            </text:list-item>
            <text:list-item>
              <text:p text:style-name="P4">Online tutorials and courses on JPA and Hibernate: Udemy, Baeldung, Vogella, etc.</text:p>
            </text:list-item>
            <text:list-item>
              <text:p text:style-name="P5">JPA and Hibernate Cheat Sheets: Download printable cheat sheets for quick referenc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0:53.944622488</meta:creation-date>
    <dc:date>2023-07-11T15:51:31.061708493</dc:date>
    <meta:editing-duration>PT37S</meta:editing-duration>
    <meta:editing-cycles>1</meta:editing-cycles>
    <meta:document-statistic meta:table-count="0" meta:image-count="0" meta:object-count="0" meta:page-count="1" meta:paragraph-count="39" meta:word-count="374" meta:character-count="2748" meta:non-whitespace-character-count="2451"/>
    <meta:generator>LibreOffice/7.3.7.2$Linux_X86_64 LibreOffice_project/30$Build-2</meta:generator>
  </office:meta>
</office:document-meta>
</file>